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f7" officeooo:paragraph-rsid="001c96f7"/>
    </style:style>
    <style:style style:name="P2" style:family="paragraph" style:parent-style-name="Standard">
      <style:text-properties officeooo:rsid="001ca9ec" officeooo:paragraph-rsid="001ca9ec"/>
    </style:style>
    <style:style style:name="P3" style:family="paragraph" style:parent-style-name="Standard">
      <style:text-properties officeooo:rsid="001d5760" officeooo:paragraph-rsid="001d5760"/>
    </style:style>
    <style:style style:name="P4" style:family="paragraph" style:parent-style-name="Standard">
      <style:text-properties officeooo:rsid="001fdd17" officeooo:paragraph-rsid="001c96f7"/>
    </style:style>
    <style:style style:name="P5" style:family="paragraph" style:parent-style-name="Standard">
      <style:text-properties officeooo:rsid="001fdd17" officeooo:paragraph-rsid="001fdd17"/>
    </style:style>
    <style:style style:name="P6" style:family="paragraph" style:parent-style-name="Standard">
      <style:text-properties officeooo:rsid="001ca9ec" officeooo:paragraph-rsid="001ca9ec"/>
    </style:style>
    <style:style style:name="P7" style:family="paragraph" style:parent-style-name="Standard">
      <style:text-properties officeooo:rsid="001ca9ec" officeooo:paragraph-rsid="001fdd17"/>
    </style:style>
    <style:style style:name="P8" style:family="paragraph" style:parent-style-name="Standard">
      <style:text-properties officeooo:rsid="001c96f7" officeooo:paragraph-rsid="001c96f7"/>
    </style:style>
    <style:style style:name="T1" style:family="text">
      <style:text-properties officeooo:rsid="001ca9ec"/>
    </style:style>
    <style:style style:name="T2" style:family="text">
      <style:text-properties officeooo:rsid="001d5760"/>
    </style:style>
    <style:style style:name="T3" style:family="text">
      <style:text-properties officeooo:rsid="001f7314"/>
    </style:style>
    <style:style style:name="T4" style:family="text">
      <style:text-properties officeooo:rsid="001fd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 in ER diagram:</text:p>
      <text:p text:style-name="P1">Fields I suggested to add expressing the need for a table in between some m for n relationship. Although as Francois mentioned, they do not seem to be mandatory to be added to the ER.</text:p>
      <text:p text:style-name="P1"/>
      <text:p text:style-name="P1"/>
      <text:p text:style-name="P1">EVENT:</text:p>
      <text:p text:style-name="P1">-Added the ExpiryDate field in Event. This is because once the Event expires (time set by the Controller), the Event is archived. The Date field is the Date at which the Event takes place. Note that the ExpiryDate can change if the EventManager demands it.</text:p>
      <text:p text:style-name="P1">-<text:span text:style-name="T4">Status has three values: ‘PENDING’, ‘ACTIVE’, ‘ARCHIVED’. If it is ‘PENDING’, then the Event entity has been created and is waiting to be approved by the administrator. If it is ‘ACTIVE’, then the Event can be seen by anyone and anyone can join on the permission of the event manager. If it is ‘ARCHIVED’, then the event is no longer joinable.</text:span></text:p>
      <text:p text:style-name="P1"/>
      <text:p text:style-name="P1">EVENT TYPE:</text:p>
      <text:p text:style-name="P1">-Event type is dependent on field isProfitable (which would require the user to write in debit details). To keep our diagram in 3NF form and to avoid any transitive dependencies (dependencies between columns of a table), we created a table called Event Type. If the Event being added is profitable, then debit info will need to be added to the Person (User) – Name, address, and account number.</text:p>
      <text:p text:style-name="P1"/>
      <text:p text:style-name="P1">PARTICIPANT:</text:p>
      <text:p text:style-name="P1">-Participant had DebitInfo field added to it. The reason was that when an event is being added by a user, it is required that the user adds the debit information (Name, address, account number).</text:p>
      <text:p text:style-name="P1"/>
      <text:p text:style-name="P1">RATES:</text:p>
      <text:p text:style-name="P1">-Table was added because the rates will be fixed depending on the number of events (overall or of a certain type) that a certain user made, the type of event he/she is going to create, and the storage and bandwidth they are expected to use (the event manager). We added this table to keep the 3NF form.</text:p>
      <text:p text:style-name="P1"/>
      <text:p text:style-name="P2">CONTENT:<text:line-break/>-Timestamp field was added to make the content appear in the order they were meant to be displayed. We do not want a conversation to start with “Good and you?” when the person started the conversation with “Hi!”.</text:p>
      <text:p text:style-name="P2">-<text:span text:style-name="T4">TypeID field to determine whether the content comes from an Event or from a Group.</text:span></text:p>
      <text:p text:style-name="P2">-<text:span text:style-name="T4">ReplyString stores the actual content of the conversation (set to null if only an image is sent)</text:span></text:p>
      <text:p text:style-name="P2">-<text:span text:style-name="T4">ReplyImage stores the actual content of the conversation (set to null if no images sent)</text:span></text:p>
      <text:p text:style-name="P2"/>
      <text:p text:style-name="P1"/>
      <text:p text:style-name="P1">Event Manager controls who participates in its Event. To get into an Event, the Event Manager has to approve the request a User (Person) of the system sent.</text:p>
      <text:p text:style-name="P1">Once a Person is accepted into an Event, it can join the Groups of that Event. Groups belong in an Event.</text:p>
      <text:p text:style-name="P1"/>
      <text:p text:style-name="P1"/>
      <text:p text:style-name="P5">COMMENT:</text:p>
      <text:p text:style-name="P5">-Added weak entity COMMENT to content for subreplies to a post. This becomes useful when a Group Manager/ Event Manager sets the permission of a post to “Comments allowed” or “Links or Images allowed”, which allows people to reply to a particular post. There does not need to be a comment to each post.</text:p>
      <text:p text:style-name="P7"><text:soft-page-break/>-<text:span text:style-name="T4">ReplyString stores the actual content of the conversation (set to null if only an image is sent)</text:span></text:p>
      <text:p text:style-name="P7">-<text:span text:style-name="T4">ReplyImage stores the actual content of the conversation (set to null if no images sent)</text:span></text:p>
      <text:p text:style-name="P5"/>
      <text:p text:style-name="P1"/>
      <text:p text:style-name="P5">GROUP:</text:p>
      <text:p text:style-name="P5">-RequestStatus determines if the user has either demanded to join, is a member of the group, or is the group manager of the group. The three possible values are: ‘PENDING’, ‘MEMBER’, ‘GROUP MANAGER’. If PENDING, then the user has only sent a request to the group manager to be part of the group (or the group manager has sent a request to the user...)</text:p>
      <text:p text:style-name="P4"/>
      <text:p text:style-name="P5">EMAILS:</text:p>
      <text:p text:style-name="P5">-This table stores all the emails of the users. This is because the home page of the users contains an email facility which holds emai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ossible suggestions (Alex):</text:p>
      <text:p text:style-name="P1">-DebitInfo should go in Person, where for the SystemAdmin and Controller, the DebitInfo would be set to null.</text:p>
      <text:p text:style-name="P1">-An EventManager can also be a Participant, still confused on how to make the Person both… <text:span text:style-name="T1">(I know we talked about this, but I feel the implementation is going to be weird)</text:span></text:p>
      <text:p text:style-name="P1">-<text:span text:style-name="T1">The way I see the Content table right now, we would need to have multiple tables: one new Content table per Group. Should it be better if we were to add the field GroupID in Content? We could do a query select * from Content where groupID=”bla” and it would select all the content for that group, then append to that query ‘orderby=TimeStamp’?</text:span></text:p>
      <text:p text:style-name="P2">Even better, to keep the 3NF form: instead of a GroupID column, an IDLoc column (does not specify whether it was posted in a group or event) and a boolean isGroup (to know if it was published in a group = true, if false then posted on an event page).</text:p>
      <text:p text:style-name="P2">I would probably add the Participant ID to the content.</text:p>
      <text:p text:style-name="P2"/>
      <text:p text:style-name="P2">All of this because I see the creation of a Content table for every Group and every Event, and I feel like doing a query to collect over all the Content of a single user through all Groups and all Events will take forever…</text:p>
      <text:p text:style-name="P2"/>
      <text:p text:style-name="P2">-<text:span text:style-name="T2">Also, I feel like the Content table should include weak entities. One towards a Comment table, which is when the Group manager assigns the post the permission to add comments. The comments will be </text:span><text:soft-page-break/><text:span text:style-name="T2">connected by foreign key to their parents. They will contain group ID, content of comment, person ID, timestamp.</text:span></text:p>
      <text:p text:style-name="P3">-So would a Link_Image table as a weak entity to Content could make its place. If Comment and Link_Image were united as 1, we would have to make the distinction between what is allowed and what is not allowed in the replies.</text:p>
      <text:p text:style-name="P3">-Content table can have a field called Permission, which is the permission we set for the content being posted. There are 3 choices: no comments, comments allowed, and references/images allowed.</text:p>
      <text:p text:style-name="P3"/>
      <text:p text:style-name="P3">-<text:span text:style-name="T3">We could add a table of emails for the participant. There is the variable Email for the person, but it does not contain the emails for the person.</text:span></text:p>
      <text:p text:style-name="P3"/>
      <text:p text:style-name="P3">-<text:span text:style-name="T3">Requests to join should be handled by having another table linked to the group and events, probably called Requests. Contains UserID, GroupID (no name, or personal information bc it is dependent on UesrID). OR maybe there is a way to have another variable for participants which is the status ‘PENDING’, which means that the user is not yet into the group, but has requested to join. This same status could have 4 values: ‘PENDING’, ‘MEMBER’, ‘GROUP MANAGER’, ‘EVENT MANAGER’.</text:span></text:p>
      <text:p text:style-name="P3">-<text:span text:style-name="T3">Also, to make a group public, I believe there must be a privacy setting that we can apply. Privacy can be public or private. Could be boole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06:58.371886455</meta:creation-date>
    <meta:generator>LibreOffice/6.0.7.3$Linux_X86_64 LibreOffice_project/00m0$Build-3</meta:generator>
    <dc:date>2019-11-09T10:38:51.246092940</dc:date>
    <meta:editing-duration>PT25M58S</meta:editing-duration>
    <meta:editing-cycles>5</meta:editing-cycles>
    <meta:document-statistic meta:table-count="0" meta:image-count="0" meta:object-count="0" meta:page-count="3" meta:paragraph-count="38" meta:word-count="1099" meta:character-count="6149" meta:non-whitespace-character-count="5087"/>
  </office:meta>
</office:document-meta>
</file>